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0749" officeooo:paragraph-rsid="00190749"/>
    </style:style>
    <style:style style:name="T1" style:family="text">
      <style:text-properties fo:font-variant="normal" fo:text-transform="none" fo:color="#2e8b57" style:font-name="monospace" fo:font-size="8.25pt" fo:letter-spacing="normal" fo:font-style="normal" fo:font-weight="normal"/>
    </style:style>
    <style:style style:name="T2" style:family="text">
      <style:text-properties fo:font-variant="normal" fo:text-transform="none" fo:color="#2e8b57" fo:letter-spacing="normal"/>
    </style:style>
    <style:style style:name="T3" style:family="text">
      <style:text-properties fo:font-variant="normal" fo:text-transform="none" fo:color="#bc2a4d" style:font-name="monospace" fo:font-size="8.25pt" fo:letter-spacing="normal" fo:font-style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нхронизация с электроникой принтера через g-code (trigger pin)</text:p>
      <text:p text:style-name="P1">ссылка: <text:a xlink:type="simple" xlink:href="http://roboforum.ru/post343825.html?hilit=trigger#p343825" text:style-name="Internet_20_link" text:visited-style-name="Visited_20_Internet_20_Link">http://roboforum.ru/post343825.html?hilit=trigger#p343825</text:a></text:p>
      <text:p text:style-name="P1"/>
      <text:p text:style-name="Standard">G1 F2000 Z5 ;travel to initial position (absolute) &lt;- здесь z устанавливаешь равным полному ходу датчика<text:line-break/>G4 S1 ;sleep for 1 sec<text:line-break/>M42 P4 S255 ;set trigger pin 4 HIGH (servo 4 signal pin)<text:line-break/>G1 F60 Z0 ;travel to end position slowly<text:line-break/>M400 ;wait for previous command to complete<text:line-break/>M42 P4 S0 ;set trigger pin LOW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6-05-18T19:05:27.539548569</meta:creation-date>
    <meta:generator>LibreOffice/5.0.4.2$Linux_X86_64 LibreOffice_project/00m0$Build-2</meta:generator>
    <dc:date>2016-05-18T19:09:39.910883931</dc:date>
    <dc:creator>Andrey </dc:creator>
    <meta:editing-duration>PT2M22S</meta:editing-duration>
    <meta:editing-cycles>1</meta:editing-cycles>
    <meta:document-statistic meta:table-count="0" meta:image-count="0" meta:object-count="0" meta:page-count="1" meta:paragraph-count="3" meta:word-count="66" meta:character-count="429" meta:non-whitespace-character-count="366"/>
  </office:meta>
</office:document-meta>
</file>